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de" fo:country="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hodik und Rahmenbedingungen</text:p>
      <text:p text:style-name="P1"/>
      <text:p text:style-name="P1">Arbeitsumfeld: </text:p>
      <text:p text:style-name="P1">Porsche Firma, Technologien der Firma, betriebliches Umfeld, ausserhalb der FH</text:p>
      <text:p text:style-name="P1">Unterschiedliche Abteilungen des Designsstudios</text:p>
      <text:p text:style-name="P1"/>
      <text:p text:style-name="P1">Technologien:</text:p>
      <text:p text:style-name="P1">hardware: htc vive, touchscreen, raspberry pi, leap motion, mock ups</text:p>
      <text:p text:style-name="P1">software: autodesk vred, mqtt webserver, sublime text</text:p>
      <text:p text:style-name="P1"/>
      <text:p text:style-name="P1">Zielsetzung:</text:p>
      <text:p text:style-name="P1">begutachten eines interfaces für die mittelkonsole in einer virtuellen szene</text:p>
      <text:p text:style-name="P1">zusätzlich verküpfung zwischen physische interaktion im voll digitalen szenario </text:p>
      <text:p text:style-name="P1"/>
      <text:p text:style-name="P1">Analyse vom Untersuchungsinteresse:</text:p>
      <text:p text:style-name="P1">Minority report als beispiel für zukunftvision eines augmented reality anwendungsbeispiel mit hand und gestenerkennung vermischt mit digitale inhalte</text:p>
      <text:p text:style-name="P1">Volkswagen Virtual Engineering Lab als gegenwärtiges Beispiel für Forschung und Entwicklung der </text:p>
      <text:p text:style-name="P1">Automobil Branche mit AR/VR Technologie</text:p>
      <text:p text:style-name="P1">wichtiger Gegenstand von AR/VR in der Ökonomie, zukunftsweisend und zukunftsorientiert</text:p>
      <text:p text:style-name="P1"/>
      <text:p text:style-name="P1"/>
      <text:p text:style-name="P1">Mit der Erarbeitung der Bachelorthesis in <text:s/>Kooperation mit der Porsche AG konnte auf die Technologien des Unternehmens zurück gegriffen werden. Dadurch konnte frühzeitig sichergestellt werden, welche Hard- und Software für die Bearbeitungszeit der Thesis benötigt werden bzw. zur Verfügung stehen. Von wesentlicher Bedeutung war die betriebliche Auseinandersetzung der Erarbeitung des Themas. Prozessorientiert und abteilungsübergreifend war es möglich mit Kollegen vom Modellbau oder HMI (Human-Machine-Interaction) auszutauschen, eine aktive Unterstützung einzuholen und Know-How aus mehreren Bereiche zu bündeln. </text:p>
      <text:p text:style-name="P1">Das Ziel war es ein konzeptionelles Interface der Mittelkonsole eines Fahrzeuges in einer virtuellen Szene digital und physisch erlebbar zu gestalten. Zusätzlich soll ein Lösungsansatz für eine M2M (Machine-2-Machine) Kommunikation entwickelt werden, um die Verknüpfung zwischen reelle Interaktion am Fahrzeugmodell und virtuelle Darstellung zu veranschaulichen. <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rian Sonpanya</meta:initial-creator>
    <meta:creation-date>2018-05-26T13:59:35.30</meta:creation-date>
    <dc:date>2018-05-26T16:41:15.17</dc:date>
    <dc:creator>Adrian Sonpanya</dc:creator>
    <meta:editing-duration>PT34M49S</meta:editing-duration>
    <meta:editing-cycles>2</meta:editing-cycles>
    <meta:generator>OpenOffice/4.1.2$Win32 OpenOffice.org_project/412m3$Build-9782</meta:generator>
    <meta:document-statistic meta:table-count="0" meta:image-count="0" meta:object-count="0" meta:page-count="1" meta:paragraph-count="17" meta:word-count="225" meta:character-count="1857"/>
  </office:meta>
</office:document-meta>
</file>